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972in"/>
    </style:style>
    <style:style style:name="co2" style:family="table-column">
      <style:table-column-properties fo:break-before="auto" style:column-width="1.4472in"/>
    </style:style>
    <style:style style:name="co3" style:family="table-column">
      <style:table-column-properties fo:break-before="auto" style:column-width="1.5972in"/>
    </style:style>
    <style:style style:name="co4" style:family="table-column">
      <style:table-column-properties fo:break-before="auto" style:column-width="1.6937in"/>
    </style:style>
    <style:style style:name="co5" style:family="table-column">
      <style:table-column-properties fo:break-before="auto" style:column-width="1.307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2" style:family="table-cell" style:parent-style-name="Default">
      <style:text-properties fo:font-size="11pt" style:font-size-asian="11pt" style:font-size-complex="11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6" table:default-cell-style-name="ce2"/>
        <table:table-row table:style-name="ro1">
          <table:table-cell office:value-type="string" calcext:value-type="string">
            <text:p>with rms</text:p>
          </table:table-cell>
          <table:table-cell office:value-type="string" calcext:value-type="string">
            <text:p>no_rms</text:p>
          </table:table-cell>
          <table:table-cell office:value-type="string" calcext:value-type="string">
            <text:p>small_mask_no_rms</text:p>
          </table:table-cell>
          <table:table-cell office:value-type="string" calcext:value-type="string">
            <text:p>small_mask_with_rms</text:p>
          </table:table-cell>
          <table:table-cell office:value-type="string" calcext:value-type="string">
            <text:p>no_rms&amp;mask</text:p>
          </table:table-cell>
          <table:table-cell table:number-columns-repeated="1019"/>
        </table:table-row>
        <table:table-row table:style-name="ro1">
          <table:table-cell office:value-type="float" office:value="22.0131" calcext:value-type="float">
            <text:p>22.0131</text:p>
          </table:table-cell>
          <table:table-cell office:value-type="float" office:value="21.9727" calcext:value-type="float">
            <text:p>21.9727</text:p>
          </table:table-cell>
          <table:table-cell office:value-type="float" office:value="21.3245" calcext:value-type="float">
            <text:p>21.3245</text:p>
          </table:table-cell>
          <table:table-cell office:value-type="float" office:value="21.736" calcext:value-type="float">
            <text:p>21.736</text:p>
          </table:table-cell>
          <table:table-cell office:value-type="float" office:value="21.9965" calcext:value-type="float">
            <text:p>21.9965</text:p>
          </table:table-cell>
          <table:table-cell table:number-columns-repeated="1019"/>
        </table:table-row>
        <table:table-row table:style-name="ro1">
          <table:table-cell office:value-type="float" office:value="22.002" calcext:value-type="float">
            <text:p>22.002</text:p>
          </table:table-cell>
          <table:table-cell office:value-type="float" office:value="21.9648" calcext:value-type="float">
            <text:p>21.9648</text:p>
          </table:table-cell>
          <table:table-cell office:value-type="float" office:value="21.2234" calcext:value-type="float">
            <text:p>21.2234</text:p>
          </table:table-cell>
          <table:table-cell office:value-type="float" office:value="21.7057" calcext:value-type="float">
            <text:p>21.7057</text:p>
          </table:table-cell>
          <table:table-cell office:value-type="float" office:value="21.9912" calcext:value-type="float">
            <text:p>21.9912</text:p>
          </table:table-cell>
          <table:table-cell table:number-columns-repeated="1019"/>
        </table:table-row>
        <table:table-row table:style-name="ro1">
          <table:table-cell office:value-type="float" office:value="22.0289" calcext:value-type="float">
            <text:p>22.0289</text:p>
          </table:table-cell>
          <table:table-cell office:value-type="float" office:value="21.9819" calcext:value-type="float">
            <text:p>21.9819</text:p>
          </table:table-cell>
          <table:table-cell office:value-type="float" office:value="21.5009" calcext:value-type="float">
            <text:p>21.5009</text:p>
          </table:table-cell>
          <table:table-cell office:value-type="float" office:value="21.7763" calcext:value-type="float">
            <text:p>21.7763</text:p>
          </table:table-cell>
          <table:table-cell office:value-type="float" office:value="22.0096" calcext:value-type="float">
            <text:p>22.0096</text:p>
          </table:table-cell>
          <table:table-cell table:number-columns-repeated="1019"/>
        </table:table-row>
        <table:table-row table:style-name="ro1">
          <table:table-cell office:value-type="float" office:value="22.0139" calcext:value-type="float">
            <text:p>22.0139</text:p>
          </table:table-cell>
          <table:table-cell office:value-type="float" office:value="21.9662" calcext:value-type="float">
            <text:p>21.9662</text:p>
          </table:table-cell>
          <table:table-cell office:value-type="float" office:value="21.5021" calcext:value-type="float">
            <text:p>21.5021</text:p>
          </table:table-cell>
          <table:table-cell office:value-type="float" office:value="21.7645" calcext:value-type="float">
            <text:p>21.7645</text:p>
          </table:table-cell>
          <table:table-cell office:value-type="float" office:value="21.9948" calcext:value-type="float">
            <text:p>21.9948</text:p>
          </table:table-cell>
          <table:table-cell table:number-columns-repeated="1019"/>
        </table:table-row>
        <table:table-row table:style-name="ro1">
          <table:table-cell office:value-type="float" office:value="22.0194" calcext:value-type="float">
            <text:p>22.0194</text:p>
          </table:table-cell>
          <table:table-cell office:value-type="float" office:value="21.975" calcext:value-type="float">
            <text:p>21.975</text:p>
          </table:table-cell>
          <table:table-cell office:value-type="float" office:value="21.3644" calcext:value-type="float">
            <text:p>21.3644</text:p>
          </table:table-cell>
          <table:table-cell office:value-type="float" office:value="21.7359" calcext:value-type="float">
            <text:p>21.7359</text:p>
          </table:table-cell>
          <table:table-cell office:value-type="float" office:value="22.0038" calcext:value-type="float">
            <text:p>22.0038</text:p>
          </table:table-cell>
          <table:table-cell table:number-columns-repeated="1019"/>
        </table:table-row>
        <table:table-row table:style-name="ro1">
          <table:table-cell office:value-type="float" office:value="22.0026" calcext:value-type="float">
            <text:p>22.0026</text:p>
          </table:table-cell>
          <table:table-cell office:value-type="float" office:value="21.9603" calcext:value-type="float">
            <text:p>21.9603</text:p>
          </table:table-cell>
          <table:table-cell office:value-type="float" office:value="21.4393" calcext:value-type="float">
            <text:p>21.4393</text:p>
          </table:table-cell>
          <table:table-cell office:value-type="float" office:value="21.7474" calcext:value-type="float">
            <text:p>21.7474</text:p>
          </table:table-cell>
          <table:table-cell office:value-type="float" office:value="21.9787" calcext:value-type="float">
            <text:p>21.9787</text:p>
          </table:table-cell>
          <table:table-cell table:number-columns-repeated="1019"/>
        </table:table-row>
        <table:table-row table:style-name="ro1">
          <table:table-cell office:value-type="float" office:value="22.0258" calcext:value-type="float">
            <text:p>22.0258</text:p>
          </table:table-cell>
          <table:table-cell office:value-type="float" office:value="22.0004" calcext:value-type="float">
            <text:p>22.0004</text:p>
          </table:table-cell>
          <table:table-cell office:value-type="float" office:value="21.6322" calcext:value-type="float">
            <text:p>21.6322</text:p>
          </table:table-cell>
          <table:table-cell office:value-type="float" office:value="21.777" calcext:value-type="float">
            <text:p>21.777</text:p>
          </table:table-cell>
          <table:table-cell office:value-type="float" office:value="22.0183" calcext:value-type="float">
            <text:p>22.0183</text:p>
          </table:table-cell>
          <table:table-cell table:number-columns-repeated="1019"/>
        </table:table-row>
        <table:table-row table:style-name="ro1">
          <table:table-cell office:value-type="float" office:value="22.0181" calcext:value-type="float">
            <text:p>22.0181</text:p>
          </table:table-cell>
          <table:table-cell office:value-type="float" office:value="21.9771" calcext:value-type="float">
            <text:p>21.9771</text:p>
          </table:table-cell>
          <table:table-cell office:value-type="float" office:value="21.4148" calcext:value-type="float">
            <text:p>21.4148</text:p>
          </table:table-cell>
          <table:table-cell office:value-type="float" office:value="21.7565" calcext:value-type="float">
            <text:p>21.7565</text:p>
          </table:table-cell>
          <table:table-cell office:value-type="float" office:value="22.0004" calcext:value-type="float">
            <text:p>22.0004</text:p>
          </table:table-cell>
          <table:table-cell table:number-columns-repeated="1019"/>
        </table:table-row>
        <table:table-row table:style-name="ro1">
          <table:table-cell office:value-type="float" office:value="22.0337" calcext:value-type="float">
            <text:p>22.0337</text:p>
          </table:table-cell>
          <table:table-cell office:value-type="float" office:value="21.9909" calcext:value-type="float">
            <text:p>21.9909</text:p>
          </table:table-cell>
          <table:table-cell office:value-type="float" office:value="21.3904" calcext:value-type="float">
            <text:p>21.3904</text:p>
          </table:table-cell>
          <table:table-cell office:value-type="float" office:value="21.7567" calcext:value-type="float">
            <text:p>21.7567</text:p>
          </table:table-cell>
          <table:table-cell office:value-type="float" office:value="22.0142" calcext:value-type="float">
            <text:p>22.0142</text:p>
          </table:table-cell>
          <table:table-cell table:number-columns-repeated="1019"/>
        </table:table-row>
        <table:table-row table:style-name="ro1">
          <table:table-cell office:value-type="float" office:value="22.0406" calcext:value-type="float">
            <text:p>22.0406</text:p>
          </table:table-cell>
          <table:table-cell office:value-type="float" office:value="21.9988" calcext:value-type="float">
            <text:p>21.9988</text:p>
          </table:table-cell>
          <table:table-cell office:value-type="float" office:value="21.4223" calcext:value-type="float">
            <text:p>21.4223</text:p>
          </table:table-cell>
          <table:table-cell office:value-type="float" office:value="21.7708" calcext:value-type="float">
            <text:p>21.7708</text:p>
          </table:table-cell>
          <table:table-cell office:value-type="float" office:value="22.0193" calcext:value-type="float">
            <text:p>22.0193</text:p>
          </table:table-cell>
          <table:table-cell table:number-columns-repeated="1019"/>
        </table:table-row>
        <table:table-row table:style-name="ro1">
          <table:table-cell office:value-type="float" office:value="21.9966" calcext:value-type="float">
            <text:p>21.9966</text:p>
          </table:table-cell>
          <table:table-cell office:value-type="float" office:value="21.9491" calcext:value-type="float">
            <text:p>21.9491</text:p>
          </table:table-cell>
          <table:table-cell office:value-type="float" office:value="21.389" calcext:value-type="float">
            <text:p>21.389</text:p>
          </table:table-cell>
          <table:table-cell office:value-type="float" office:value="21.7279" calcext:value-type="float">
            <text:p>21.7279</text:p>
          </table:table-cell>
          <table:table-cell office:value-type="float" office:value="21.9686" calcext:value-type="float">
            <text:p>21.9686</text:p>
          </table:table-cell>
          <table:table-cell table:number-columns-repeated="1019"/>
        </table:table-row>
        <table:table-row table:style-name="ro1">
          <table:table-cell office:value-type="float" office:value="22.0026" calcext:value-type="float">
            <text:p>22.0026</text:p>
          </table:table-cell>
          <table:table-cell office:value-type="float" office:value="21.9577" calcext:value-type="float">
            <text:p>21.9577</text:p>
          </table:table-cell>
          <table:table-cell office:value-type="float" office:value="21.4397" calcext:value-type="float">
            <text:p>21.4397</text:p>
          </table:table-cell>
          <table:table-cell office:value-type="float" office:value="21.7434" calcext:value-type="float">
            <text:p>21.7434</text:p>
          </table:table-cell>
          <table:table-cell office:value-type="float" office:value="21.9774" calcext:value-type="float">
            <text:p>21.9774</text:p>
          </table:table-cell>
          <table:table-cell table:number-columns-repeated="1019"/>
        </table:table-row>
        <table:table-row table:style-name="ro1">
          <table:table-cell office:value-type="float" office:value="22.0271" calcext:value-type="float">
            <text:p>22.0271</text:p>
          </table:table-cell>
          <table:table-cell office:value-type="float" office:value="21.9805" calcext:value-type="float">
            <text:p>21.9805</text:p>
          </table:table-cell>
          <table:table-cell office:value-type="float" office:value="21.4111" calcext:value-type="float">
            <text:p>21.4111</text:p>
          </table:table-cell>
          <table:table-cell office:value-type="float" office:value="21.7515" calcext:value-type="float">
            <text:p>21.7515</text:p>
          </table:table-cell>
          <table:table-cell office:value-type="float" office:value="22.0017" calcext:value-type="float">
            <text:p>22.0017</text:p>
          </table:table-cell>
          <table:table-cell table:number-columns-repeated="1019"/>
        </table:table-row>
        <table:table-row table:style-name="ro1">
          <table:table-cell office:value-type="float" office:value="22.0337" calcext:value-type="float">
            <text:p>22.0337</text:p>
          </table:table-cell>
          <table:table-cell office:value-type="float" office:value="21.9829" calcext:value-type="float">
            <text:p>21.9829</text:p>
          </table:table-cell>
          <table:table-cell office:value-type="float" office:value="21.4216" calcext:value-type="float">
            <text:p>21.4216</text:p>
          </table:table-cell>
          <table:table-cell office:value-type="float" office:value="21.759" calcext:value-type="float">
            <text:p>21.759</text:p>
          </table:table-cell>
          <table:table-cell office:value-type="float" office:value="22.0042" calcext:value-type="float">
            <text:p>22.0042</text:p>
          </table:table-cell>
          <table:table-cell table:number-columns-repeated="1019"/>
        </table:table-row>
        <table:table-row table:style-name="ro1">
          <table:table-cell office:value-type="float" office:value="22.0407" calcext:value-type="float">
            <text:p>22.0407</text:p>
          </table:table-cell>
          <table:table-cell office:value-type="float" office:value="21.9893" calcext:value-type="float">
            <text:p>21.9893</text:p>
          </table:table-cell>
          <table:table-cell office:value-type="float" office:value="21.4265" calcext:value-type="float">
            <text:p>21.4265</text:p>
          </table:table-cell>
          <table:table-cell office:value-type="float" office:value="21.7711" calcext:value-type="float">
            <text:p>21.7711</text:p>
          </table:table-cell>
          <table:table-cell office:value-type="float" office:value="22.0097" calcext:value-type="float">
            <text:p>22.0097</text:p>
          </table:table-cell>
          <table:table-cell table:number-columns-repeated="1019"/>
        </table:table-row>
        <table:table-row table:style-name="ro1">
          <table:table-cell office:value-type="float" office:value="22.0407" calcext:value-type="float">
            <text:p>22.0407</text:p>
          </table:table-cell>
          <table:table-cell office:value-type="float" office:value="21.9908" calcext:value-type="float">
            <text:p>21.9908</text:p>
          </table:table-cell>
          <table:table-cell office:value-type="float" office:value="21.3852" calcext:value-type="float">
            <text:p>21.3852</text:p>
          </table:table-cell>
          <table:table-cell office:value-type="float" office:value="21.7585" calcext:value-type="float">
            <text:p>21.7585</text:p>
          </table:table-cell>
          <table:table-cell office:value-type="float" office:value="22.0153" calcext:value-type="float">
            <text:p>22.0153</text:p>
          </table:table-cell>
          <table:table-cell table:number-columns-repeated="1019"/>
        </table:table-row>
        <table:table-row table:style-name="ro1">
          <table:table-cell office:value-type="float" office:value="22.0204" calcext:value-type="float">
            <text:p>22.0204</text:p>
          </table:table-cell>
          <table:table-cell office:value-type="float" office:value="21.9635" calcext:value-type="float">
            <text:p>21.9635</text:p>
          </table:table-cell>
          <table:table-cell office:value-type="float" office:value="21.375" calcext:value-type="float">
            <text:p>21.375</text:p>
          </table:table-cell>
          <table:table-cell office:value-type="float" office:value="21.7322" calcext:value-type="float">
            <text:p>21.7322</text:p>
          </table:table-cell>
          <table:table-cell office:value-type="float" office:value="21.9884" calcext:value-type="float">
            <text:p>21.9884</text:p>
          </table:table-cell>
          <table:table-cell table:number-columns-repeated="1019"/>
        </table:table-row>
        <table:table-row table:style-name="ro1">
          <table:table-cell office:value-type="float" office:value="22.0068" calcext:value-type="float">
            <text:p>22.0068</text:p>
          </table:table-cell>
          <table:table-cell office:value-type="float" office:value="21.9559" calcext:value-type="float">
            <text:p>21.9559</text:p>
          </table:table-cell>
          <table:table-cell office:value-type="float" office:value="21.5942" calcext:value-type="float">
            <text:p>21.5942</text:p>
          </table:table-cell>
          <table:table-cell office:value-type="float" office:value="21.7398" calcext:value-type="float">
            <text:p>21.7398</text:p>
          </table:table-cell>
          <table:table-cell office:value-type="float" office:value="21.975" calcext:value-type="float">
            <text:p>21.975</text:p>
          </table:table-cell>
          <table:table-cell table:number-columns-repeated="1019"/>
        </table:table-row>
        <table:table-row table:style-name="ro1">
          <table:table-cell office:value-type="float" office:value="22.0306" calcext:value-type="float">
            <text:p>22.0306</text:p>
          </table:table-cell>
          <table:table-cell office:value-type="float" office:value="21.9854" calcext:value-type="float">
            <text:p>21.9854</text:p>
          </table:table-cell>
          <table:table-cell office:value-type="float" office:value="21.6107" calcext:value-type="float">
            <text:p>21.6107</text:p>
          </table:table-cell>
          <table:table-cell office:value-type="float" office:value="21.771" calcext:value-type="float">
            <text:p>21.771</text:p>
          </table:table-cell>
          <table:table-cell office:value-type="float" office:value="22.0033" calcext:value-type="float">
            <text:p>22.0033</text:p>
          </table:table-cell>
          <table:table-cell table:number-columns-repeated="1019"/>
        </table:table-row>
        <table:table-row table:style-name="ro1">
          <table:table-cell office:value-type="float" office:value="22.0434" calcext:value-type="float">
            <text:p>22.0434</text:p>
          </table:table-cell>
          <table:table-cell office:value-type="float" office:value="21.9846" calcext:value-type="float">
            <text:p>21.9846</text:p>
          </table:table-cell>
          <table:table-cell office:value-type="float" office:value="21.207" calcext:value-type="float">
            <text:p>21.207</text:p>
          </table:table-cell>
          <table:table-cell office:value-type="float" office:value="21.7373" calcext:value-type="float">
            <text:p>21.7373</text:p>
          </table:table-cell>
          <table:table-cell office:value-type="float" office:value="22.0181" calcext:value-type="float">
            <text:p>22.0181</text:p>
          </table:table-cell>
          <table:table-cell table:number-columns-repeated="1019"/>
        </table:table-row>
        <table:table-row table:style-name="ro1">
          <table:table-cell office:value-type="float" office:value="22.0349" calcext:value-type="float">
            <text:p>22.0349</text:p>
          </table:table-cell>
          <table:table-cell office:value-type="float" office:value="21.9872" calcext:value-type="float">
            <text:p>21.9872</text:p>
          </table:table-cell>
          <table:table-cell office:value-type="float" office:value="21.4188" calcext:value-type="float">
            <text:p>21.4188</text:p>
          </table:table-cell>
          <table:table-cell office:value-type="float" office:value="21.6959" calcext:value-type="float">
            <text:p>21.6959</text:p>
          </table:table-cell>
          <table:table-cell office:value-type="float" office:value="22.0248" calcext:value-type="float">
            <text:p>22.0248</text:p>
          </table:table-cell>
          <table:table-cell table:number-columns-repeated="1019"/>
        </table:table-row>
        <table:table-row table:style-name="ro1">
          <table:table-cell office:value-type="float" office:value="22.0226" calcext:value-type="float">
            <text:p>22.0226</text:p>
          </table:table-cell>
          <table:table-cell office:value-type="float" office:value="21.9622" calcext:value-type="float">
            <text:p>21.9622</text:p>
          </table:table-cell>
          <table:table-cell office:value-type="float" office:value="21.1137" calcext:value-type="float">
            <text:p>21.1137</text:p>
          </table:table-cell>
          <table:table-cell office:value-type="float" office:value="21.6958" calcext:value-type="float">
            <text:p>21.6958</text:p>
          </table:table-cell>
          <table:table-cell office:value-type="float" office:value="22.0099" calcext:value-type="float">
            <text:p>22.0099</text:p>
          </table:table-cell>
          <table:table-cell table:number-columns-repeated="1019"/>
        </table:table-row>
        <table:table-row table:style-name="ro1">
          <table:table-cell office:value-type="float" office:value="22.0197" calcext:value-type="float">
            <text:p>22.0197</text:p>
          </table:table-cell>
          <table:table-cell office:value-type="float" office:value="21.9572" calcext:value-type="float">
            <text:p>21.9572</text:p>
          </table:table-cell>
          <table:table-cell office:value-type="float" office:value="21.0237" calcext:value-type="float">
            <text:p>21.0237</text:p>
          </table:table-cell>
          <table:table-cell office:value-type="float" office:value="21.6725" calcext:value-type="float">
            <text:p>21.6725</text:p>
          </table:table-cell>
          <table:table-cell office:value-type="float" office:value="22.0072" calcext:value-type="float">
            <text:p>22.0072</text:p>
          </table:table-cell>
          <table:table-cell table:number-columns-repeated="1019"/>
        </table:table-row>
        <table:table-row table:style-name="ro1">
          <table:table-cell office:value-type="float" office:value="22.0224" calcext:value-type="float">
            <text:p>22.0224</text:p>
          </table:table-cell>
          <table:table-cell office:value-type="float" office:value="21.9689" calcext:value-type="float">
            <text:p>21.9689</text:p>
          </table:table-cell>
          <table:table-cell office:value-type="float" office:value="21.0823" calcext:value-type="float">
            <text:p>21.0823</text:p>
          </table:table-cell>
          <table:table-cell office:value-type="float" office:value="21.6966" calcext:value-type="float">
            <text:p>21.6966</text:p>
          </table:table-cell>
          <table:table-cell office:value-type="float" office:value="22.0207" calcext:value-type="float">
            <text:p>22.0207</text:p>
          </table:table-cell>
          <table:table-cell table:number-columns-repeated="1019"/>
        </table:table-row>
        <table:table-row table:style-name="ro1">
          <table:table-cell office:value-type="float" office:value="22.026" calcext:value-type="float">
            <text:p>22.026</text:p>
          </table:table-cell>
          <table:table-cell office:value-type="float" office:value="21.9563" calcext:value-type="float">
            <text:p>21.9563</text:p>
          </table:table-cell>
          <table:table-cell office:value-type="float" office:value="21.0051" calcext:value-type="float">
            <text:p>21.0051</text:p>
          </table:table-cell>
          <table:table-cell office:value-type="float" office:value="21.6617" calcext:value-type="float">
            <text:p>21.6617</text:p>
          </table:table-cell>
          <table:table-cell office:value-type="float" office:value="22.0105" calcext:value-type="float">
            <text:p>22.0105</text:p>
          </table:table-cell>
          <table:table-cell table:number-columns-repeated="1019"/>
        </table:table-row>
        <table:table-row table:style-name="ro1">
          <table:table-cell office:value-type="float" office:value="22.0044" calcext:value-type="float">
            <text:p>22.0044</text:p>
          </table:table-cell>
          <table:table-cell office:value-type="float" office:value="21.9368" calcext:value-type="float">
            <text:p>21.9368</text:p>
          </table:table-cell>
          <table:table-cell office:value-type="float" office:value="21.0685" calcext:value-type="float">
            <text:p>21.0685</text:p>
          </table:table-cell>
          <table:table-cell office:value-type="float" office:value="21.6345" calcext:value-type="float">
            <text:p>21.6345</text:p>
          </table:table-cell>
          <table:table-cell office:value-type="float" office:value="21.9822" calcext:value-type="float">
            <text:p>21.9822</text:p>
          </table:table-cell>
          <table:table-cell table:number-columns-repeated="1019"/>
        </table:table-row>
        <table:table-row table:style-name="ro1">
          <table:table-cell office:value-type="float" office:value="21.9944" calcext:value-type="float">
            <text:p>21.9944</text:p>
          </table:table-cell>
          <table:table-cell office:value-type="float" office:value="21.9306" calcext:value-type="float">
            <text:p>21.9306</text:p>
          </table:table-cell>
          <table:table-cell office:value-type="float" office:value="21.1717" calcext:value-type="float">
            <text:p>21.1717</text:p>
          </table:table-cell>
          <table:table-cell office:value-type="float" office:value="21.671" calcext:value-type="float">
            <text:p>21.671</text:p>
          </table:table-cell>
          <table:table-cell office:value-type="float" office:value="21.9738" calcext:value-type="float">
            <text:p>21.9738</text:p>
          </table:table-cell>
          <table:table-cell table:number-columns-repeated="1019"/>
        </table:table-row>
        <table:table-row table:style-name="ro1">
          <table:table-cell office:value-type="float" office:value="21.9828" calcext:value-type="float">
            <text:p>21.9828</text:p>
          </table:table-cell>
          <table:table-cell office:value-type="float" office:value="21.9276" calcext:value-type="float">
            <text:p>21.9276</text:p>
          </table:table-cell>
          <table:table-cell office:value-type="float" office:value="21.5297" calcext:value-type="float">
            <text:p>21.5297</text:p>
          </table:table-cell>
          <table:table-cell office:value-type="float" office:value="21.6902" calcext:value-type="float">
            <text:p>21.6902</text:p>
          </table:table-cell>
          <table:table-cell office:value-type="float" office:value="21.9523" calcext:value-type="float">
            <text:p>21.9523</text:p>
          </table:table-cell>
          <table:table-cell table:number-columns-repeated="1019"/>
        </table:table-row>
        <table:table-row table:style-name="ro1">
          <table:table-cell office:value-type="float" office:value="21.997" calcext:value-type="float">
            <text:p>21.997</text:p>
          </table:table-cell>
          <table:table-cell office:value-type="float" office:value="21.9445" calcext:value-type="float">
            <text:p>21.9445</text:p>
          </table:table-cell>
          <table:table-cell office:value-type="float" office:value="21.5662" calcext:value-type="float">
            <text:p>21.5662</text:p>
          </table:table-cell>
          <table:table-cell office:value-type="float" office:value="21.7152" calcext:value-type="float">
            <text:p>21.7152</text:p>
          </table:table-cell>
          <table:table-cell office:value-type="float" office:value="21.9659" calcext:value-type="float">
            <text:p>21.9659</text:p>
          </table:table-cell>
          <table:table-cell table:number-columns-repeated="1019"/>
        </table:table-row>
        <table:table-row table:style-name="ro1">
          <table:table-cell office:value-type="float" office:value="22.0044" calcext:value-type="float">
            <text:p>22.0044</text:p>
          </table:table-cell>
          <table:table-cell office:value-type="float" office:value="21.9429" calcext:value-type="float">
            <text:p>21.9429</text:p>
          </table:table-cell>
          <table:table-cell office:value-type="float" office:value="21.5194" calcext:value-type="float">
            <text:p>21.5194</text:p>
          </table:table-cell>
          <table:table-cell office:value-type="float" office:value="21.6842" calcext:value-type="float">
            <text:p>21.6842</text:p>
          </table:table-cell>
          <table:table-cell office:value-type="float" office:value="21.9707" calcext:value-type="float">
            <text:p>21.9707</text:p>
          </table:table-cell>
          <table:table-cell table:number-columns-repeated="1019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2:37:14.022517875</meta:creation-date>
    <dc:date>2016-01-18T12:54:15.923045196</dc:date>
    <meta:editing-duration>PT6M4S</meta:editing-duration>
    <meta:editing-cycles>4</meta:editing-cycles>
    <meta:generator>LibreOffice/4.2.8.2$Linux_X86_64 LibreOffice_project/420m0$Build-2</meta:generator>
    <meta:document-statistic meta:table-count="1" meta:cell-count="155" meta:object-count="0"/>
  </office:meta>
</office:document-meta>
</file>